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R, om</text:p>
          </table:table-cell>
          <table:table-cell office:value-type="string" calcext:value-type="string">
            <text:p>t, c</text:p>
          </table:table-cell>
          <table:table-cell office:value-type="string" calcext:value-type="string">
            <text:p>минуты</text:p>
          </table:table-cell>
          <table:table-cell office:value-type="string" calcext:value-type="string">
            <text:p>секунды</text:p>
          </table:table-cell>
          <table:table-cell office:value-type="string" calcext:value-type="string">
            <text:p>калоримерт</text:p>
          </table:table-cell>
          <table:table-cell office:value-type="string" calcext:value-type="string">
            <text:p>R, om</text:p>
          </table:table-cell>
          <table:table-cell office:value-type="string" calcext:value-type="string">
            <text:p>t, c</text:p>
          </table:table-cell>
          <table:table-cell office:value-type="string" calcext:value-type="string">
            <text:p>минуты</text:p>
          </table:table-cell>
          <table:table-cell office:value-type="string" calcext:value-type="string">
            <text:p>секунды</text:p>
          </table:table-cell>
          <table:table-cell office:value-type="string" calcext:value-type="string">
            <text:p>аллюминий</text:p>
          </table:table-cell>
          <table:table-cell office:value-type="string" calcext:value-type="string">
            <text:p>R, om</text:p>
          </table:table-cell>
          <table:table-cell office:value-type="string" calcext:value-type="string">
            <text:p>t, c</text:p>
          </table:table-cell>
          <table:table-cell office:value-type="string" calcext:value-type="string">
            <text:p>минуты</text:p>
          </table:table-cell>
          <table:table-cell office:value-type="string" calcext:value-type="string">
            <text:p>секунды</text:p>
          </table:table-cell>
          <table:table-cell office:value-type="string" calcext:value-type="string">
            <text:p>железо</text:p>
          </table:table-cell>
          <table:table-cell office:value-type="string" calcext:value-type="string">
            <text:p>R, om</text:p>
          </table:table-cell>
          <table:table-cell office:value-type="string" calcext:value-type="string">
            <text:p>t, c</text:p>
          </table:table-cell>
          <table:table-cell office:value-type="string" calcext:value-type="string">
            <text:p>минуты</text:p>
          </table:table-cell>
          <table:table-cell office:value-type="string" calcext:value-type="string">
            <text:p>секунды</text:p>
          </table:table-cell>
          <table:table-cell office:value-type="string" calcext:value-type="string">
            <text:p>латунь</text:p>
          </table:table-cell>
          <table:table-cell office:value-type="string" calcext:value-type="string">
            <text:p>R, om</text:p>
          </table:table-cell>
          <table:table-cell office:value-type="string" calcext:value-type="string">
            <text:p>t, c</text:p>
          </table:table-cell>
          <table:table-cell office:value-type="string" calcext:value-type="string">
            <text:p>минуты</text:p>
          </table:table-cell>
          <table:table-cell office:value-type="string" calcext:value-type="string">
            <text:p>секунды</text:p>
          </table:table-cell>
          <table:table-cell office:value-type="string" calcext:value-type="string">
            <text:p>калориметр повторно</text:p>
          </table:table-cell>
        </table:table-row>
        <table:table-row table:style-name="ro1">
          <table:table-cell office:value-type="float" office:value="18.45" calcext:value-type="float">
            <text:p>18.45</text:p>
          </table:table-cell>
          <table:table-cell table:formula="of:=[.D2]+[.C2]*60" office:value-type="float" office:value="49" calcext:value-type="float">
            <text:p>49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18.39" calcext:value-type="float">
            <text:p>18.39</text:p>
          </table:table-cell>
          <table:table-cell table:formula="of:=[.I2]+[.H2]*6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.37" calcext:value-type="float">
            <text:p>18.37</text:p>
          </table:table-cell>
          <table:table-cell table:formula="of:=[.N2]+[.M2]*6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.39" calcext:value-type="float">
            <text:p>18.39</text:p>
          </table:table-cell>
          <table:table-cell table:formula="of:=[.S2]+[.R2]*6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.26" calcext:value-type="float">
            <text:p>18.26</text:p>
          </table:table-cell>
          <table:table-cell table:formula="of:=[.X2]+[.W2]*6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]+0.05" office:value-type="float" office:value="18.5" calcext:value-type="float">
            <text:p>18.5</text:p>
          </table:table-cell>
          <table:table-cell table:formula="of:=[.D3]+[.C3]*60"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F2]+0.02" office:value-type="float" office:value="18.41" calcext:value-type="float">
            <text:p>18.41</text:p>
          </table:table-cell>
          <table:table-cell table:formula="of:=[.I3]+[.H3]*60" office:value-type="float" office:value="12.4" calcext:value-type="float">
            <text:p>12.4</text:p>
          </table:table-cell>
          <table:table-cell/>
          <table:table-cell office:value-type="float" office:value="12.4" calcext:value-type="float">
            <text:p>12.4</text:p>
          </table:table-cell>
          <table:table-cell/>
          <table:table-cell office:value-type="float" office:value="18.4" calcext:value-type="float">
            <text:p>18.4</text:p>
          </table:table-cell>
          <table:table-cell table:formula="of:=[.N3]+[.M3]*60" office:value-type="float" office:value="26.5" calcext:value-type="float">
            <text:p>26.5</text:p>
          </table:table-cell>
          <table:table-cell/>
          <table:table-cell office:value-type="float" office:value="26.5" calcext:value-type="float">
            <text:p>26.5</text:p>
          </table:table-cell>
          <table:table-cell/>
          <table:table-cell table:formula="of:=[.P2]+0.02" office:value-type="float" office:value="18.41" calcext:value-type="float">
            <text:p>18.41</text:p>
          </table:table-cell>
          <table:table-cell table:formula="of:=[.S3]+[.R3]*60" office:value-type="float" office:value="24.9" calcext:value-type="float">
            <text:p>24.9</text:p>
          </table:table-cell>
          <table:table-cell/>
          <table:table-cell office:value-type="float" office:value="24.9" calcext:value-type="float">
            <text:p>24.9</text:p>
          </table:table-cell>
          <table:table-cell/>
          <table:table-cell table:formula="of:=[.U2]+0.02" office:value-type="float" office:value="18.28" calcext:value-type="float">
            <text:p>18.28</text:p>
          </table:table-cell>
          <table:table-cell table:formula="of:=[.X3]+[.W3]*60" office:value-type="float" office:value="14.7" calcext:value-type="float">
            <text:p>14.7</text:p>
          </table:table-cell>
          <table:table-cell/>
          <table:table-cell office:value-type="float" office:value="14.7" calcext:value-type="float">
            <text:p>14.7</text:p>
          </table:table-cell>
          <table:table-cell/>
        </table:table-row>
        <table:table-row table:style-name="ro1">
          <table:table-cell table:formula="of:=[.A3]+0.05" office:value-type="float" office:value="18.55" calcext:value-type="float">
            <text:p>18.55</text:p>
          </table:table-cell>
          <table:table-cell table:formula="of:=[.D4]+[.C4]*60"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F3]+0.02" office:value-type="float" office:value="18.43" calcext:value-type="float">
            <text:p>18.43</text:p>
          </table:table-cell>
          <table:table-cell table:formula="of:=[.I4]+[.H4]*60" office:value-type="float" office:value="31.3" calcext:value-type="float">
            <text:p>31.3</text:p>
          </table:table-cell>
          <table:table-cell/>
          <table:table-cell office:value-type="float" office:value="31.3" calcext:value-type="float">
            <text:p>31.3</text:p>
          </table:table-cell>
          <table:table-cell/>
          <table:table-cell table:formula="of:=[.K3]+0.02" office:value-type="float" office:value="18.42" calcext:value-type="float">
            <text:p>18.42</text:p>
          </table:table-cell>
          <table:table-cell table:formula="of:=[.N4]+[.M4]*60" office:value-type="float" office:value="47" calcext:value-type="float">
            <text:p>47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table:formula="of:=[.P3]+0.02" office:value-type="float" office:value="18.43" calcext:value-type="float">
            <text:p>18.43</text:p>
          </table:table-cell>
          <table:table-cell table:formula="of:=[.S4]+[.R4]*60" office:value-type="float" office:value="57" calcext:value-type="float">
            <text:p>57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table:formula="of:=[.U3]+0.02" office:value-type="float" office:value="18.3" calcext:value-type="float">
            <text:p>18.3</text:p>
          </table:table-cell>
          <table:table-cell table:formula="of:=[.X4]+[.W4]*60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formula="of:=[.A4]+0.05" office:value-type="float" office:value="18.6" calcext:value-type="float">
            <text:p>18.6</text:p>
          </table:table-cell>
          <table:table-cell table:formula="of:=[.D5]+[.C5]*60"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F4]+0.02" office:value-type="float" office:value="18.45" calcext:value-type="float">
            <text:p>18.45</text:p>
          </table:table-cell>
          <table:table-cell table:formula="of:=[.I5]+[.H5]*60"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table:formula="of:=[.K4]+0.02" office:value-type="float" office:value="18.44" calcext:value-type="float">
            <text:p>18.44</text:p>
          </table:table-cell>
          <table:table-cell table:formula="of:=[.N5]+[.M5]*60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[.P4]+0.02" office:value-type="float" office:value="18.45" calcext:value-type="float">
            <text:p>18.45</text:p>
          </table:table-cell>
          <table:table-cell table:formula="of:=[.S5]+[.R5]*60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U4]+0.02" office:value-type="float" office:value="18.32" calcext:value-type="float">
            <text:p>18.32</text:p>
          </table:table-cell>
          <table:table-cell table:formula="of:=[.X5]+[.W5]*60" office:value-type="float" office:value="46.3" calcext:value-type="float">
            <text:p>46.3</text:p>
          </table:table-cell>
          <table:table-cell/>
          <table:table-cell office:value-type="float" office:value="46.3" calcext:value-type="float">
            <text:p>46.3</text:p>
          </table:table-cell>
          <table:table-cell/>
        </table:table-row>
        <table:table-row table:style-name="ro1">
          <table:table-cell table:formula="of:=[.A5]+0.05" office:value-type="float" office:value="18.65" calcext:value-type="float">
            <text:p>18.65</text:p>
          </table:table-cell>
          <table:table-cell table:formula="of:=[.D6]+[.C6]*60"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5]+0.02" office:value-type="float" office:value="18.47" calcext:value-type="float">
            <text:p>18.47</text:p>
          </table:table-cell>
          <table:table-cell table:formula="of:=[.I6]+[.H6]*60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K5]+0.02" office:value-type="float" office:value="18.46" calcext:value-type="float">
            <text:p>18.46</text:p>
          </table:table-cell>
          <table:table-cell table:formula="of:=[.N6]+[.M6]*60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P5]+0.02" office:value-type="float" office:value="18.47" calcext:value-type="float">
            <text:p>18.47</text:p>
          </table:table-cell>
          <table:table-cell table:formula="of:=[.S6]+[.R6]*60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U5]+0.02" office:value-type="float" office:value="18.34" calcext:value-type="float">
            <text:p>18.34</text:p>
          </table:table-cell>
          <table:table-cell table:formula="of:=[.X6]+[.W6]*60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[.A6]+0.05" office:value-type="float" office:value="18.7" calcext:value-type="float">
            <text:p>18.7</text:p>
          </table:table-cell>
          <table:table-cell table:formula="of:=[.D7]+[.C7]*60" office:value-type="float" office:value="319" calcext:value-type="float">
            <text:p>31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F6]+0.02" office:value-type="float" office:value="18.49" calcext:value-type="float">
            <text:p>18.49</text:p>
          </table:table-cell>
          <table:table-cell table:formula="of:=[.I7]+[.H7]*60"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K6]+0.02" office:value-type="float" office:value="18.48" calcext:value-type="float">
            <text:p>18.48</text:p>
          </table:table-cell>
          <table:table-cell table:formula="of:=[.N7]+[.M7]*60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P6]+0.02" office:value-type="float" office:value="18.49" calcext:value-type="float">
            <text:p>18.49</text:p>
          </table:table-cell>
          <table:table-cell table:formula="of:=[.S7]+[.R7]*60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U6]+0.02" office:value-type="float" office:value="18.36" calcext:value-type="float">
            <text:p>18.36</text:p>
          </table:table-cell>
          <table:table-cell table:formula="of:=[.X7]+[.W7]*6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formula="of:=[.A7]+0.05" office:value-type="float" office:value="18.75" calcext:value-type="float">
            <text:p>18.75</text:p>
          </table:table-cell>
          <table:table-cell table:formula="of:=[.D8]+[.C8]*60" office:value-type="float" office:value="378" calcext:value-type="float">
            <text:p>37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F7]+0.02" office:value-type="float" office:value="18.51" calcext:value-type="float">
            <text:p>18.51</text:p>
          </table:table-cell>
          <table:table-cell table:formula="of:=[.I8]+[.H8]*60"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K7]+0.02" office:value-type="float" office:value="18.5" calcext:value-type="float">
            <text:p>18.5</text:p>
          </table:table-cell>
          <table:table-cell table:formula="of:=[.N8]+[.M8]*60"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P7]+0.02" office:value-type="float" office:value="18.51" calcext:value-type="float">
            <text:p>18.51</text:p>
          </table:table-cell>
          <table:table-cell table:formula="of:=[.S8]+[.R8]*60"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U7]+0.02" office:value-type="float" office:value="18.38" calcext:value-type="float">
            <text:p>18.38</text:p>
          </table:table-cell>
          <table:table-cell table:formula="of:=[.X8]+[.W8]*60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formula="of:=[.A8]+0.05" office:value-type="float" office:value="18.8" calcext:value-type="float">
            <text:p>18.8</text:p>
          </table:table-cell>
          <table:table-cell table:formula="of:=[.D9]+[.C9]*60" office:value-type="float" office:value="440" calcext:value-type="float">
            <text:p>44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8]+0.02" office:value-type="float" office:value="18.53" calcext:value-type="float">
            <text:p>18.53</text:p>
          </table:table-cell>
          <table:table-cell table:formula="of:=[.I9]+[.H9]*60"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K8]+0.02" office:value-type="float" office:value="18.52" calcext:value-type="float">
            <text:p>18.52</text:p>
          </table:table-cell>
          <table:table-cell table:formula="of:=[.N9]+[.M9]*60"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P8]+0.02" office:value-type="float" office:value="18.53" calcext:value-type="float">
            <text:p>18.53</text:p>
          </table:table-cell>
          <table:table-cell table:formula="of:=[.S9]+[.R9]*60"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U8]+0.02" office:value-type="float" office:value="18.4" calcext:value-type="float">
            <text:p>18.4</text:p>
          </table:table-cell>
          <table:table-cell table:formula="of:=[.X9]+[.W9]*60"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formula="of:=[.A9]+0.05" office:value-type="float" office:value="18.85" calcext:value-type="float">
            <text:p>18.85</text:p>
          </table:table-cell>
          <table:table-cell table:formula="of:=[.D10]+[.C10]*60" office:value-type="float" office:value="502" calcext:value-type="float">
            <text:p>50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F9]+0.02" office:value-type="float" office:value="18.55" calcext:value-type="float">
            <text:p>18.55</text:p>
          </table:table-cell>
          <table:table-cell table:formula="of:=[.I10]+[.H10]*60"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K9]+0.02" office:value-type="float" office:value="18.54" calcext:value-type="float">
            <text:p>18.54</text:p>
          </table:table-cell>
          <table:table-cell table:formula="of:=[.N10]+[.M10]*60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P9]+0.02" office:value-type="float" office:value="18.55" calcext:value-type="float">
            <text:p>18.55</text:p>
          </table:table-cell>
          <table:table-cell table:formula="of:=[.S10]+[.R10]*60"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U9]+0.02" office:value-type="float" office:value="18.42" calcext:value-type="float">
            <text:p>18.42</text:p>
          </table:table-cell>
          <table:table-cell table:formula="of:=[.X10]+[.W10]*60"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0]+0.05" office:value-type="float" office:value="18.9" calcext:value-type="float">
            <text:p>18.9</text:p>
          </table:table-cell>
          <table:table-cell table:formula="of:=[.D11]+[.C11]*60" office:value-type="float" office:value="567" calcext:value-type="float">
            <text:p>567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F10]+0.02" office:value-type="float" office:value="18.57" calcext:value-type="float">
            <text:p>18.57</text:p>
          </table:table-cell>
          <table:table-cell table:formula="of:=[.I11]+[.H11]*60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K10]+0.02" office:value-type="float" office:value="18.56" calcext:value-type="float">
            <text:p>18.56</text:p>
          </table:table-cell>
          <table:table-cell table:formula="of:=[.N11]+[.M11]*60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P10]+0.02" office:value-type="float" office:value="18.57" calcext:value-type="float">
            <text:p>18.57</text:p>
          </table:table-cell>
          <table:table-cell table:formula="of:=[.S11]+[.R11]*60"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U10]+0.02" office:value-type="float" office:value="18.44" calcext:value-type="float">
            <text:p>18.44</text:p>
          </table:table-cell>
          <table:table-cell table:formula="of:=[.X11]+[.W11]*60"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table:formula="of:=[.A11]+0.05" office:value-type="float" office:value="18.95" calcext:value-type="float">
            <text:p>18.95</text:p>
          </table:table-cell>
          <table:table-cell table:formula="of:=[.D12]+[.C12]*60" office:value-type="float" office:value="633" calcext:value-type="float">
            <text:p>63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F11]+0.02" office:value-type="float" office:value="18.59" calcext:value-type="float">
            <text:p>18.59</text:p>
          </table:table-cell>
          <table:table-cell table:formula="of:=[.I12]+[.H12]*60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K11]+0.02" office:value-type="float" office:value="18.58" calcext:value-type="float">
            <text:p>18.58</text:p>
          </table:table-cell>
          <table:table-cell table:formula="of:=[.N12]+[.M12]*60"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P11]+0.02" office:value-type="float" office:value="18.59" calcext:value-type="float">
            <text:p>18.59</text:p>
          </table:table-cell>
          <table:table-cell table:formula="of:=[.S12]+[.R12]*60" office:value-type="float" office:value="249" calcext:value-type="float">
            <text:p>24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table:formula="of:=[.U11]+0.02" office:value-type="float" office:value="18.46" calcext:value-type="float">
            <text:p>18.46</text:p>
          </table:table-cell>
          <table:table-cell table:formula="of:=[.X12]+[.W12]*60"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table:formula="of:=[.A12]+0.05" office:value-type="float" office:value="19" calcext:value-type="float">
            <text:p>19</text:p>
          </table:table-cell>
          <table:table-cell table:formula="of:=[.D13]+[.C13]*60" office:value-type="float" office:value="703" calcext:value-type="float">
            <text:p>703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F12]+0.02" office:value-type="float" office:value="18.61" calcext:value-type="float">
            <text:p>18.61</text:p>
          </table:table-cell>
          <table:table-cell table:formula="of:=[.I13]+[.H13]*60" office:value-type="float" office:value="252" calcext:value-type="float">
            <text:p>25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K12]+0.02" office:value-type="float" office:value="18.6" calcext:value-type="float">
            <text:p>18.6</text:p>
          </table:table-cell>
          <table:table-cell table:formula="of:=[.N13]+[.M13]*60" office:value-type="float" office:value="292" calcext:value-type="float">
            <text:p>29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P12]+0.02" office:value-type="float" office:value="18.61" calcext:value-type="float">
            <text:p>18.61</text:p>
          </table:table-cell>
          <table:table-cell table:formula="of:=[.S13]+[.R13]*60"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U12]+0.02" office:value-type="float" office:value="18.48" calcext:value-type="float">
            <text:p>18.48</text:p>
          </table:table-cell>
          <table:table-cell table:formula="of:=[.X13]+[.W13]*60"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5"/>
          <table:table-cell table:formula="of:=[.F13]+0.02" office:value-type="float" office:value="18.63" calcext:value-type="float">
            <text:p>18.63</text:p>
          </table:table-cell>
          <table:table-cell table:formula="of:=[.I14]+[.H14]*60" office:value-type="float" office:value="281" calcext:value-type="float">
            <text:p>281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K13]+0.02" office:value-type="float" office:value="18.62" calcext:value-type="float">
            <text:p>18.62</text:p>
          </table:table-cell>
          <table:table-cell table:formula="of:=[.N14]+[.M14]*60" office:value-type="float" office:value="324" calcext:value-type="float">
            <text:p>32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P13]+0.02" office:value-type="float" office:value="18.63" calcext:value-type="float">
            <text:p>18.63</text:p>
          </table:table-cell>
          <table:table-cell table:formula="of:=[.S14]+[.R14]*60"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U13]+0.02" office:value-type="float" office:value="18.5" calcext:value-type="float">
            <text:p>18.5</text:p>
          </table:table-cell>
          <table:table-cell table:formula="of:=[.X14]+[.W14]*60"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number-columns-repeated="5"/>
          <table:table-cell table:formula="of:=[.F14]+0.02" office:value-type="float" office:value="18.65" calcext:value-type="float">
            <text:p>18.65</text:p>
          </table:table-cell>
          <table:table-cell table:formula="of:=[.I15]+[.H15]*60" office:value-type="float" office:value="311" calcext:value-type="float">
            <text:p>3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K14]+0.02" office:value-type="float" office:value="18.64" calcext:value-type="float">
            <text:p>18.64</text:p>
          </table:table-cell>
          <table:table-cell table:formula="of:=[.N15]+[.M15]*60" office:value-type="float" office:value="357" calcext:value-type="float">
            <text:p>357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P14]+0.02" office:value-type="float" office:value="18.65" calcext:value-type="float">
            <text:p>18.65</text:p>
          </table:table-cell>
          <table:table-cell table:formula="of:=[.S15]+[.R15]*60"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U14]+0.02" office:value-type="float" office:value="18.52" calcext:value-type="float">
            <text:p>18.52</text:p>
          </table:table-cell>
          <table:table-cell table:formula="of:=[.X15]+[.W15]*60"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5"/>
          <table:table-cell table:formula="of:=[.F15]+0.02" office:value-type="float" office:value="18.67" calcext:value-type="float">
            <text:p>18.67</text:p>
          </table:table-cell>
          <table:table-cell table:formula="of:=[.I16]+[.H16]*60"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K15]+0.02" office:value-type="float" office:value="18.66" calcext:value-type="float">
            <text:p>18.66</text:p>
          </table:table-cell>
          <table:table-cell table:formula="of:=[.N16]+[.M16]*60" office:value-type="float" office:value="391" calcext:value-type="float">
            <text:p>39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P15]+0.02" office:value-type="float" office:value="18.67" calcext:value-type="float">
            <text:p>18.67</text:p>
          </table:table-cell>
          <table:table-cell table:formula="of:=[.S16]+[.R16]*60" office:value-type="float" office:value="373" calcext:value-type="float">
            <text:p>37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U15]+0.02" office:value-type="float" office:value="18.54" calcext:value-type="float">
            <text:p>18.54</text:p>
          </table:table-cell>
          <table:table-cell table:formula="of:=[.X16]+[.W16]*60"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5"/>
          <table:table-cell table:formula="of:=[.F16]+0.02" office:value-type="float" office:value="18.69" calcext:value-type="float">
            <text:p>18.69</text:p>
          </table:table-cell>
          <table:table-cell table:formula="of:=[.I17]+[.H17]*60" office:value-type="float" office:value="370" calcext:value-type="float">
            <text:p>37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K16]+0.02" office:value-type="float" office:value="18.68" calcext:value-type="float">
            <text:p>18.68</text:p>
          </table:table-cell>
          <table:table-cell table:formula="of:=[.N17]+[.M17]*60" office:value-type="float" office:value="426" calcext:value-type="float">
            <text:p>42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[.P16]+0.02" office:value-type="float" office:value="18.69" calcext:value-type="float">
            <text:p>18.69</text:p>
          </table:table-cell>
          <table:table-cell table:formula="of:=[.S17]+[.R17]*60" office:value-type="float" office:value="405" calcext:value-type="float">
            <text:p>405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U16]+0.02" office:value-type="float" office:value="18.56" calcext:value-type="float">
            <text:p>18.56</text:p>
          </table:table-cell>
          <table:table-cell table:formula="of:=[.X17]+[.W17]*60"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5"/>
          <table:table-cell table:formula="of:=[.F17]+0.02" office:value-type="float" office:value="18.71" calcext:value-type="float">
            <text:p>18.71</text:p>
          </table:table-cell>
          <table:table-cell table:formula="of:=[.I18]+[.H18]*60" office:value-type="float" office:value="402" calcext:value-type="float">
            <text:p>402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K17]+0.02" office:value-type="float" office:value="18.7" calcext:value-type="float">
            <text:p>18.7</text:p>
          </table:table-cell>
          <table:table-cell table:formula="of:=[.N18]+[.M18]*60" office:value-type="float" office:value="461" calcext:value-type="float">
            <text:p>461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P17]+0.02" office:value-type="float" office:value="18.71" calcext:value-type="float">
            <text:p>18.71</text:p>
          </table:table-cell>
          <table:table-cell table:formula="of:=[.S18]+[.R18]*60" office:value-type="float" office:value="438" calcext:value-type="float">
            <text:p>43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U17]+0.02" office:value-type="float" office:value="18.58" calcext:value-type="float">
            <text:p>18.58</text:p>
          </table:table-cell>
          <table:table-cell table:formula="of:=[.X18]+[.W18]*60" office:value-type="float" office:value="286" calcext:value-type="float">
            <text:p>286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5"/>
          <table:table-cell table:formula="of:=[.F18]+0.02" office:value-type="float" office:value="18.73" calcext:value-type="float">
            <text:p>18.73</text:p>
          </table:table-cell>
          <table:table-cell table:formula="of:=[.I19]+[.H19]*60" office:value-type="float" office:value="434" calcext:value-type="float">
            <text:p>43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K18]+0.02" office:value-type="float" office:value="18.72" calcext:value-type="float">
            <text:p>18.72</text:p>
          </table:table-cell>
          <table:table-cell table:formula="of:=[.N19]+[.M19]*60" office:value-type="float" office:value="498" calcext:value-type="float">
            <text:p>49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P18]+0.02" office:value-type="float" office:value="18.73" calcext:value-type="float">
            <text:p>18.73</text:p>
          </table:table-cell>
          <table:table-cell table:formula="of:=[.S19]+[.R19]*60" office:value-type="float" office:value="472" calcext:value-type="float">
            <text:p>472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U18]+0.02" office:value-type="float" office:value="18.6" calcext:value-type="float">
            <text:p>18.6</text:p>
          </table:table-cell>
          <table:table-cell table:formula="of:=[.X19]+[.W19]*60"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5"/>
          <table:table-cell table:formula="of:=[.F19]+0.02" office:value-type="float" office:value="18.75" calcext:value-type="float">
            <text:p>18.75</text:p>
          </table:table-cell>
          <table:table-cell table:formula="of:=[.I20]+[.H20]*60" office:value-type="float" office:value="466" calcext:value-type="float">
            <text:p>466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K19]+0.02" office:value-type="float" office:value="18.74" calcext:value-type="float">
            <text:p>18.74</text:p>
          </table:table-cell>
          <table:table-cell table:formula="of:=[.N20]+[.M20]*60" office:value-type="float" office:value="531" calcext:value-type="float">
            <text:p>531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P19]+0.02" office:value-type="float" office:value="18.75" calcext:value-type="float">
            <text:p>18.75</text:p>
          </table:table-cell>
          <table:table-cell table:formula="of:=[.S20]+[.R20]*60" office:value-type="float" office:value="507" calcext:value-type="float">
            <text:p>50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U19]+0.02" office:value-type="float" office:value="18.62" calcext:value-type="float">
            <text:p>18.62</text:p>
          </table:table-cell>
          <table:table-cell table:formula="of:=[.X20]+[.W20]*60" office:value-type="float" office:value="326" calcext:value-type="float">
            <text:p>32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5"/>
          <table:table-cell table:formula="of:=[.F20]+0.02" office:value-type="float" office:value="18.77" calcext:value-type="float">
            <text:p>18.77</text:p>
          </table:table-cell>
          <table:table-cell table:formula="of:=[.I21]+[.H21]*60" office:value-type="float" office:value="499" calcext:value-type="float">
            <text:p>49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K20]+0.02" office:value-type="float" office:value="18.76" calcext:value-type="float">
            <text:p>18.76</text:p>
          </table:table-cell>
          <table:table-cell table:formula="of:=[.N21]+[.M21]*60" office:value-type="float" office:value="567" calcext:value-type="float">
            <text:p>567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P20]+0.02" office:value-type="float" office:value="18.77" calcext:value-type="float">
            <text:p>18.77</text:p>
          </table:table-cell>
          <table:table-cell table:formula="of:=[.S21]+[.R21]*60" office:value-type="float" office:value="541" calcext:value-type="float">
            <text:p>54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U20]+0.02" office:value-type="float" office:value="18.64" calcext:value-type="float">
            <text:p>18.64</text:p>
          </table:table-cell>
          <table:table-cell table:formula="of:=[.X21]+[.W21]*60" office:value-type="float" office:value="347" calcext:value-type="float">
            <text:p>347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5"/>
          <table:table-cell table:formula="of:=[.F21]+0.02" office:value-type="float" office:value="18.79" calcext:value-type="float">
            <text:p>18.79</text:p>
          </table:table-cell>
          <table:table-cell table:formula="of:=[.I22]+[.H22]*60" office:value-type="float" office:value="532" calcext:value-type="float">
            <text:p>532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K21]+0.02" office:value-type="float" office:value="18.78" calcext:value-type="float">
            <text:p>18.78</text:p>
          </table:table-cell>
          <table:table-cell table:formula="of:=[.N22]+[.M22]*60" office:value-type="float" office:value="604" calcext:value-type="float">
            <text:p>60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P21]+0.02" office:value-type="float" office:value="18.79" calcext:value-type="float">
            <text:p>18.79</text:p>
          </table:table-cell>
          <table:table-cell table:formula="of:=[.S22]+[.R22]*60" office:value-type="float" office:value="577" calcext:value-type="float">
            <text:p>577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U21]+0.02" office:value-type="float" office:value="18.66" calcext:value-type="float">
            <text:p>18.66</text:p>
          </table:table-cell>
          <table:table-cell table:formula="of:=[.X22]+[.W22]*60" office:value-type="float" office:value="368" calcext:value-type="float">
            <text:p>36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5"/>
          <table:table-cell table:formula="of:=[.F22]+0.02" office:value-type="float" office:value="18.81" calcext:value-type="float">
            <text:p>18.81</text:p>
          </table:table-cell>
          <table:table-cell table:formula="of:=[.I23]+[.H23]*60" office:value-type="float" office:value="566" calcext:value-type="float">
            <text:p>56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K22]+0.02" office:value-type="float" office:value="18.8" calcext:value-type="float">
            <text:p>18.8</text:p>
          </table:table-cell>
          <table:table-cell table:formula="of:=[.N23]+[.M23]*60" office:value-type="float" office:value="643" calcext:value-type="float">
            <text:p>643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P22]+0.02" office:value-type="float" office:value="18.81" calcext:value-type="float">
            <text:p>18.81</text:p>
          </table:table-cell>
          <table:table-cell table:formula="of:=[.S23]+[.R23]*60" office:value-type="float" office:value="613" calcext:value-type="float">
            <text:p>6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U22]+0.02" office:value-type="float" office:value="18.68" calcext:value-type="float">
            <text:p>18.68</text:p>
          </table:table-cell>
          <table:table-cell table:formula="of:=[.X23]+[.W23]*60" office:value-type="float" office:value="389" calcext:value-type="float">
            <text:p>389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5"/>
          <table:table-cell table:formula="of:=[.F23]+0.02" office:value-type="float" office:value="18.83" calcext:value-type="float">
            <text:p>18.83</text:p>
          </table:table-cell>
          <table:table-cell table:formula="of:=[.I24]+[.H24]*60"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K23]+0.02" office:value-type="float" office:value="18.82" calcext:value-type="float">
            <text:p>18.82</text:p>
          </table:table-cell>
          <table:table-cell table:formula="of:=[.N24]+[.M24]*60" office:value-type="float" office:value="684" calcext:value-type="float">
            <text:p>684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P23]+0.02" office:value-type="float" office:value="18.83" calcext:value-type="float">
            <text:p>18.83</text:p>
          </table:table-cell>
          <table:table-cell table:formula="of:=[.S24]+[.R24]*60" office:value-type="float" office:value="649" calcext:value-type="float">
            <text:p>649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U23]+0.02" office:value-type="float" office:value="18.7" calcext:value-type="float">
            <text:p>18.7</text:p>
          </table:table-cell>
          <table:table-cell table:formula="of:=[.X24]+[.W24]*60" office:value-type="float" office:value="412" calcext:value-type="float">
            <text:p>412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table:number-columns-repeated="10"/>
          <table:table-cell table:formula="of:=[.K24]+0.02" office:value-type="float" office:value="18.84" calcext:value-type="float">
            <text:p>18.84</text:p>
          </table:table-cell>
          <table:table-cell table:formula="of:=[.N25]+[.M25]*60" office:value-type="float" office:value="713" calcext:value-type="float">
            <text:p>713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P24]+0.02" office:value-type="float" office:value="18.85" calcext:value-type="float">
            <text:p>18.85</text:p>
          </table:table-cell>
          <table:table-cell table:formula="of:=[.S25]+[.R25]*60" office:value-type="float" office:value="686" calcext:value-type="float">
            <text:p>68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U24]+0.02" office:value-type="float" office:value="18.72" calcext:value-type="float">
            <text:p>18.72</text:p>
          </table:table-cell>
          <table:table-cell table:formula="of:=[.X25]+[.W25]*60" office:value-type="float" office:value="437" calcext:value-type="float">
            <text:p>43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10"/>
          <table:table-cell table:formula="of:=[.K25]+0.02" office:value-type="float" office:value="18.86" calcext:value-type="float">
            <text:p>18.86</text:p>
          </table:table-cell>
          <table:table-cell table:formula="of:=[.N26]+[.M26]*60" office:value-type="float" office:value="752" calcext:value-type="float">
            <text:p>7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P25]+0.02" office:value-type="float" office:value="18.87" calcext:value-type="float">
            <text:p>18.87</text:p>
          </table:table-cell>
          <table:table-cell table:formula="of:=[.S26]+[.R26]*60" office:value-type="float" office:value="723" calcext:value-type="float">
            <text:p>72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U25]+0.02" office:value-type="float" office:value="18.74" calcext:value-type="float">
            <text:p>18.74</text:p>
          </table:table-cell>
          <table:table-cell table:formula="of:=[.X26]+[.W26]*60" office:value-type="float" office:value="458" calcext:value-type="float">
            <text:p>4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table:number-columns-repeated="10"/>
          <table:table-cell table:formula="of:=[.K26]+0.02" office:value-type="float" office:value="18.88" calcext:value-type="float">
            <text:p>18.88</text:p>
          </table:table-cell>
          <table:table-cell table:formula="of:=[.N27]+[.M27]*60" office:value-type="float" office:value="791" calcext:value-type="float">
            <text:p>79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P26]+0.02" office:value-type="float" office:value="18.89" calcext:value-type="float">
            <text:p>18.89</text:p>
          </table:table-cell>
          <table:table-cell table:formula="of:=[.S27]+[.R27]*60" office:value-type="float" office:value="761" calcext:value-type="float">
            <text:p>761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U26]+0.02" office:value-type="float" office:value="18.76" calcext:value-type="float">
            <text:p>18.76</text:p>
          </table:table-cell>
          <table:table-cell table:formula="of:=[.X27]+[.W27]*60" office:value-type="float" office:value="483" calcext:value-type="float">
            <text:p>48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ут сдвиг на пару секунд</text:p>
          </table:table-cell>
        </table:table-row>
        <table:table-row table:style-name="ro1">
          <table:table-cell table:number-columns-repeated="10"/>
          <table:table-cell table:formula="of:=[.K27]+0.02" office:value-type="float" office:value="18.9" calcext:value-type="float">
            <text:p>18.9</text:p>
          </table:table-cell>
          <table:table-cell table:formula="of:=[.N28]+[.M28]*60" office:value-type="float" office:value="830" calcext:value-type="float">
            <text:p>83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P27]+0.02" office:value-type="float" office:value="18.91" calcext:value-type="float">
            <text:p>18.91</text:p>
          </table:table-cell>
          <table:table-cell table:formula="of:=[.S28]+[.R28]*60" office:value-type="float" office:value="799" calcext:value-type="float">
            <text:p>79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U27]+0.02" office:value-type="float" office:value="18.78" calcext:value-type="float">
            <text:p>18.78</text:p>
          </table:table-cell>
          <table:table-cell table:formula="of:=[.X28]+[.W28]*60" office:value-type="float" office:value="501" calcext:value-type="float">
            <text:p>50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10"/>
          <table:table-cell table:formula="of:=[.K28]+0.02" office:value-type="float" office:value="18.92" calcext:value-type="float">
            <text:p>18.92</text:p>
          </table:table-cell>
          <table:table-cell table:formula="of:=[.N29]+[.M29]*60" office:value-type="float" office:value="871" calcext:value-type="float">
            <text:p>871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P28]+0.02" office:value-type="float" office:value="18.93" calcext:value-type="float">
            <text:p>18.93</text:p>
          </table:table-cell>
          <table:table-cell table:formula="of:=[.S29]+[.R29]*60" office:value-type="float" office:value="837" calcext:value-type="float">
            <text:p>837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U28]+0.02" office:value-type="float" office:value="18.8" calcext:value-type="float">
            <text:p>18.8</text:p>
          </table:table-cell>
          <table:table-cell table:formula="of:=[.X29]+[.W29]*60" office:value-type="float" office:value="526" calcext:value-type="float">
            <text:p>526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10"/>
          <table:table-cell table:formula="of:=[.K29]+0.02" office:value-type="float" office:value="18.94" calcext:value-type="float">
            <text:p>18.94</text:p>
          </table:table-cell>
          <table:table-cell table:formula="of:=[.N30]+[.M30]*60" office:value-type="float" office:value="912" calcext:value-type="float">
            <text:p>91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formula="of:=[.U29]+0.02" office:value-type="float" office:value="18.82" calcext:value-type="float">
            <text:p>18.82</text:p>
          </table:table-cell>
          <table:table-cell table:formula="of:=[.X30]+[.W30]*60" office:value-type="float" office:value="550" calcext:value-type="float">
            <text:p>55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0"/>
          <table:table-cell table:formula="of:=[.U30]+0.02" office:value-type="float" office:value="18.84" calcext:value-type="float">
            <text:p>18.84</text:p>
          </table:table-cell>
          <table:table-cell table:formula="of:=[.X31]+[.W31]*60" office:value-type="float" office:value="577" calcext:value-type="float">
            <text:p>577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number-columns-repeated="20"/>
          <table:table-cell table:formula="of:=[.U31]+0.02" office:value-type="float" office:value="18.86" calcext:value-type="float">
            <text:p>18.86</text:p>
          </table:table-cell>
          <table:table-cell table:formula="of:=[.X32]+[.W32]*60"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0"/>
          <table:table-cell table:formula="of:=[.U32]+0.02" office:value-type="float" office:value="18.88" calcext:value-type="float">
            <text:p>18.88</text:p>
          </table:table-cell>
          <table:table-cell table:formula="of:=[.X33]+[.W33]*60" office:value-type="float" office:value="623" calcext:value-type="float">
            <text:p>62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20"/>
          <table:table-cell table:formula="of:=[.U33]+0.02" office:value-type="float" office:value="18.9" calcext:value-type="float">
            <text:p>18.9</text:p>
          </table:table-cell>
          <table:table-cell table:formula="of:=[.X34]+[.W34]*60" office:value-type="float" office:value="653" calcext:value-type="float">
            <text:p>653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number-columns-repeated="20"/>
          <table:table-cell table:formula="of:=[.U34]+0.02" office:value-type="float" office:value="18.92" calcext:value-type="float">
            <text:p>18.92</text:p>
          </table:table-cell>
          <table:table-cell table:formula="of:=[.X35]+[.W35]*60" office:value-type="float" office:value="672" calcext:value-type="float">
            <text:p>67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0"/>
          <table:table-cell table:formula="of:=[.U35]+0.02" office:value-type="float" office:value="18.94" calcext:value-type="float">
            <text:p>18.94</text:p>
          </table:table-cell>
          <table:table-cell table:formula="of:=[.X36]+[.W36]*60" office:value-type="float" office:value="697" calcext:value-type="float">
            <text:p>697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number-columns-repeated="20"/>
          <table:table-cell table:formula="of:=[.U36]+0.02" office:value-type="float" office:value="18.96" calcext:value-type="float">
            <text:p>18.96</text:p>
          </table:table-cell>
          <table:table-cell table:formula="of:=[.X37]+[.W37]*60" office:value-type="float" office:value="723" calcext:value-type="float">
            <text:p>72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0"/>
          <table:table-cell table:formula="of:=[.U37]+0.02" office:value-type="float" office:value="18.98" calcext:value-type="float">
            <text:p>18.98</text:p>
          </table:table-cell>
          <table:table-cell table:formula="of:=[.X38]+[.W38]*60" office:value-type="float" office:value="750" calcext:value-type="float">
            <text:p>75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 style:data-style-name="N2" text:time-value="14:10:23.03586777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0:24:29.400333549</meta:creation-date>
    <dc:date>2022-02-17T16:59:38.157946042</dc:date>
    <meta:editing-duration>PT2H8M5S</meta:editing-duration>
    <meta:editing-cycles>21</meta:editing-cycles>
    <meta:generator>LibreOffice/6.4.7.2$Linux_X86_64 LibreOffice_project/40$Build-2</meta:generator>
    <meta:document-statistic meta:table-count="1" meta:cell-count="527" meta:object-count="0"/>
  </office:meta>
</office:document-meta>
</file>